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ISO8601_TimeZone.test_da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GmtCreate( Calendar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ISO8601_TimeZone.test_dat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est_ISO8601_TimeZon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_ISO8601_TimeZone.test_dat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